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1a6fc" officeooo:paragraph-rsid="0001a6fc"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1a6fc" officeooo:paragraph-rsid="0001a6fc" style:font-weight-asian="bold" style:font-weight-complex="bold"/>
    </style:style>
    <style:style style:name="P3" style:family="paragraph" style:parent-style-name="Standard">
      <style:paragraph-properties fo:text-align="start" style:justify-single-word="false"/>
      <style:text-properties style:text-underline-style="none" fo:font-weight="bold" officeooo:rsid="0005273f" officeooo:paragraph-rsid="0005273f" style:font-weight-asian="bold" style:font-weight-complex="bold"/>
    </style:style>
    <style:style style:name="P4" style:family="paragraph" style:parent-style-name="Standard">
      <style:paragraph-properties fo:text-align="start" style:justify-single-word="false"/>
      <style:text-properties style:text-underline-style="none" fo:font-weight="bold" officeooo:rsid="0005ec57" officeooo:paragraph-rsid="0005ec57" style:font-weight-asian="bold" style:font-weight-complex="bold"/>
    </style:style>
    <style:style style:name="P5" style:family="paragraph" style:parent-style-name="Standard">
      <style:paragraph-properties fo:text-align="start" style:justify-single-word="false"/>
      <style:text-properties style:text-underline-style="none" fo:font-weight="bold" officeooo:rsid="0006aeb3" officeooo:paragraph-rsid="0006aeb3" style:font-weight-asian="bold" style:font-weight-complex="bold"/>
    </style:style>
    <style:style style:name="P6" style:family="paragraph" style:parent-style-name="Standard">
      <style:paragraph-properties fo:text-align="start" style:justify-single-word="false"/>
      <style:text-properties style:text-underline-style="none" fo:font-weight="bold" officeooo:rsid="00088aeb" officeooo:paragraph-rsid="00088aeb" style:font-weight-asian="bold" style:font-weight-complex="bold"/>
    </style:style>
    <style:style style:name="P7" style:family="paragraph" style:parent-style-name="Standard">
      <style:paragraph-properties fo:text-align="start" style:justify-single-word="false"/>
      <style:text-properties style:text-underline-style="none" fo:font-weight="bold" officeooo:rsid="000921e4" officeooo:paragraph-rsid="000921e4" style:font-weight-asian="bold" style:font-weight-complex="bold"/>
    </style:style>
    <style:style style:name="P8" style:family="paragraph" style:parent-style-name="Standard">
      <style:paragraph-properties fo:text-align="start" style:justify-single-word="false"/>
      <style:text-properties style:text-underline-style="none" fo:font-weight="bold" officeooo:rsid="000e7785" officeooo:paragraph-rsid="000e7785" style:font-weight-asian="bold" style:font-weight-complex="bold"/>
    </style:style>
    <style:style style:name="P9" style:family="paragraph" style:parent-style-name="Standard">
      <style:paragraph-properties fo:text-align="start" style:justify-single-word="false"/>
      <style:text-properties style:text-underline-style="none" fo:font-weight="normal" officeooo:rsid="0001a6fc" officeooo:paragraph-rsid="0001a6fc"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5273f" officeooo:paragraph-rsid="0005273f"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05ec57" officeooo:paragraph-rsid="0005273f"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5ec57" officeooo:paragraph-rsid="0005ec57"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06aeb3" officeooo:paragraph-rsid="0006aeb3"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88aeb" officeooo:paragraph-rsid="00088aeb"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0921e4" officeooo:paragraph-rsid="000921e4"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0affa1" officeooo:paragraph-rsid="000affa1" style:font-weight-asian="normal" style:font-weight-complex="normal"/>
    </style:style>
    <style:style style:name="P17" style:family="paragraph" style:parent-style-name="Standard">
      <style:paragraph-properties fo:text-align="center" style:justify-single-word="false"/>
      <style:text-properties style:text-underline-style="none" fo:font-weight="normal" officeooo:rsid="000affa1" officeooo:paragraph-rsid="000affa1"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0cc73c" officeooo:paragraph-rsid="000cc73c" style:font-weight-asian="normal" style:font-weight-complex="normal"/>
    </style:style>
    <style:style style:name="P19" style:family="paragraph" style:parent-style-name="Standard" style:list-style-name="L1">
      <style:paragraph-properties fo:text-align="start" style:justify-single-word="false"/>
      <style:text-properties style:text-underline-style="none" fo:font-weight="normal" officeooo:rsid="000cc73c" officeooo:paragraph-rsid="000cc73c" style:font-weight-asian="normal" style:font-weight-complex="normal"/>
    </style:style>
    <style:style style:name="P20" style:family="paragraph" style:parent-style-name="Standard" style:list-style-name="L2">
      <style:paragraph-properties fo:text-align="start" style:justify-single-word="false"/>
      <style:text-properties style:text-underline-style="none" fo:font-weight="normal" officeooo:rsid="000cc73c" officeooo:paragraph-rsid="000cc73c" style:font-weight-asian="normal" style:font-weight-complex="normal"/>
    </style:style>
    <style:style style:name="P21" style:family="paragraph" style:parent-style-name="Standard">
      <style:paragraph-properties fo:text-align="start" style:justify-single-word="false">
        <style:tab-stops>
          <style:tab-stop style:position="0.4791in"/>
        </style:tab-stops>
      </style:paragraph-properties>
      <style:text-properties style:text-underline-style="none" fo:font-weight="normal" officeooo:rsid="000cc73c" officeooo:paragraph-rsid="000cc73c" style:font-weight-asian="normal" style:font-weight-complex="normal"/>
    </style:style>
    <style:style style:name="P22" style:family="paragraph" style:parent-style-name="Standard" style:list-style-name="L3">
      <style:paragraph-properties fo:text-align="start" style:justify-single-word="false"/>
      <style:text-properties style:text-underline-style="none" fo:font-weight="normal" officeooo:rsid="000e7785" officeooo:paragraph-rsid="000e7785"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0e7785" officeooo:paragraph-rsid="000e7785"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0f585d" officeooo:paragraph-rsid="000f585d"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107bb2" officeooo:paragraph-rsid="00107bb2"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0ee21" officeooo:paragraph-rsid="0010ee21"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112e3a" officeooo:paragraph-rsid="00112e3a"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11e2b1" officeooo:paragraph-rsid="0011e2b1" style:font-weight-asian="normal" style:font-weight-complex="normal"/>
    </style:style>
    <style:style style:name="P29" style:family="paragraph" style:parent-style-name="Standard">
      <style:paragraph-properties fo:text-align="start" style:justify-single-word="false" fo:break-before="page"/>
      <style:text-properties style:text-underline-style="none" fo:font-weight="bold" officeooo:rsid="00088aeb" officeooo:paragraph-rsid="00088aeb" style:font-weight-asian="bold" style:font-weight-complex="bold"/>
    </style:style>
    <style:style style:name="P30" style:family="paragraph" style:parent-style-name="Table_20_Contents">
      <style:paragraph-properties fo:text-align="start" style:justify-single-word="false"/>
      <style:text-properties officeooo:rsid="0006aeb3" officeooo:paragraph-rsid="0006aeb3"/>
    </style:style>
    <style:style style:name="P31" style:family="paragraph">
      <loext:graphic-properties draw:fill="none" draw:fill-color="#ffffff"/>
    </style:style>
    <style:style style:name="P32" style:family="paragraph">
      <style:paragraph-properties fo:text-align="center"/>
    </style:style>
    <style:style style:name="P33" style:family="paragraph">
      <loext:graphic-properties draw:opacity="0%"/>
      <style:paragraph-properties fo:text-align="center"/>
    </style:style>
    <style:style style:name="P34" style:family="paragraph">
      <loext:graphic-properties draw:fill-color="#ffffff"/>
    </style:style>
    <style:style style:name="P35" style:family="paragraph">
      <loext:graphic-properties draw:opacity="0%"/>
    </style:style>
    <style:style style:name="P36" style:family="paragraph">
      <loext:graphic-properties draw:fill="none" draw:fill-color="#ffffff"/>
      <style:text-properties fo:font-size="12pt"/>
    </style:style>
    <style:style style:name="P37" style:family="paragraph">
      <loext:graphic-properties draw:fill-color="#669933"/>
    </style:style>
    <style:style style:name="T1" style:family="text">
      <style:text-properties officeooo:rsid="0003eb41"/>
    </style:style>
    <style:style style:name="T2" style:family="text">
      <style:text-properties officeooo:rsid="0006aeb3"/>
    </style:style>
    <style:style style:name="T3" style:family="text">
      <style:text-properties officeooo:rsid="000cc73c"/>
    </style:style>
    <style:style style:name="T4" style:family="text">
      <style:text-properties officeooo:rsid="00107bb2"/>
    </style:style>
    <style:style style:name="T5" style:family="text">
      <style:text-properties officeooo:rsid="0010ee21"/>
    </style:style>
    <style:style style:name="T6" style:family="text">
      <style:text-properties style:text-position="super 58%"/>
    </style:style>
    <style:style style:name="T7" style:family="text">
      <style:text-properties style:text-position="0% 100%"/>
    </style:style>
    <style:style style:name="T8" style:family="text">
      <style:text-properties officeooo:rsid="00112e3a"/>
    </style:style>
    <style:style style:name="T9" style:family="text">
      <style:text-properties officeooo:rsid="001186c6"/>
    </style:style>
    <style:style style:name="T10" style:family="text">
      <style:text-properties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646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8646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7083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7189in" style:run-through="foreground" style:wrap="run-through" style:number-wrapped-paragraphs="no-limit" style:vertical-pos="from-top" style:vertical-rel="paragraph" style:horizontal-pos="from-left" style:horizontal-rel="paragraph"/>
    </style:style>
    <style:style style:name="gr6" style:family="graphic">
      <style:graphic-properties draw:opacity="0%" draw:textarea-horizontal-align="justify" draw:textarea-vertical-align="middle" draw:auto-grow-height="false" fo:min-height="4.6146in" fo:min-width="6.9272in" draw:shadow-opacity="0%" style:run-through="foreground" style:wrap="run-through" style:number-wrapped-paragraphs="no-limit" style:vertical-pos="from-top" style:vertical-rel="paragraph" style:horizontal-pos="from-left" style:horizontal-rel="paragraph"/>
    </style:style>
    <style:style style:name="gr7" style:family="graphic">
      <style:graphic-properties draw:opacity="0%" draw:textarea-horizontal-align="justify" draw:textarea-vertical-align="middle" draw:auto-grow-height="false" fo:min-height="4.6146in" fo:min-width="6.9272in" draw:shadow-opacity="0%"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5937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1.2811in" style:run-through="foreground" style:wrap="run-through" style:number-wrapped-paragraphs="no-limit" style:vertical-pos="from-top" style:vertical-rel="paragraph" style:horizontal-pos="from-left" style:horizontal-rel="paragraph"/>
    </style:style>
    <style:style style:name="gr10" style:family="graphic">
      <style:graphic-properties draw:fill-color="#ffffff" draw:textarea-horizontal-align="justify" draw:textarea-vertical-align="middle" draw:auto-grow-height="false" fo:min-height="0.5209in" fo:min-width="1.5209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style:style>
    <style:style style:name="gr12" style:family="graphic">
      <style:graphic-properties draw:stroke="solid" svg:stroke-color="#000000" draw:fill="none" draw:fill-color="#ffffff" fo:min-height="0.5626in" style:run-through="foreground" style:wrap="run-through" style:number-wrapped-paragraphs="no-limit" style:vertical-pos="from-top" style:vertical-rel="paragraph" style:horizontal-pos="from-left" style:horizontal-rel="paragraph"/>
    </style:style>
    <style:style style:name="gr13" style:family="graphic">
      <style:graphic-properties draw:stroke="solid" svg:stroke-color="#000000" draw:fill="none" draw:fill-color="#ffffff" fo:min-height="0.4791in" style:run-through="foreground" style:wrap="run-through" style:number-wrapped-paragraphs="no-limit" style:vertical-pos="from-top" style:vertical-rel="paragraph" style:horizontal-pos="from-left" style:horizontal-rel="paragraph"/>
    </style:style>
    <style:style style:name="gr14" style:family="graphic">
      <style:graphic-properties draw:stroke="solid" svg:stroke-color="#000000" draw:fill="none" draw:fill-color="#ffffff" fo:min-height="2.3335in" style:run-through="foreground" style:wrap="run-through" style:number-wrapped-paragraphs="no-limit" style:vertical-pos="from-top" style:vertical-rel="paragraph" style:horizontal-pos="from-left" style:horizontal-rel="paragraph"/>
    </style:style>
    <style:style style:name="gr15" style:family="graphic">
      <style:graphic-properties draw:opacity="0%" draw:textarea-horizontal-align="justify" draw:textarea-vertical-align="middle" draw:auto-grow-height="false" fo:min-height="4.7291in" fo:min-width="6.9374in" draw:shadow-opacity="0%" style:run-through="foreground" style:wrap="run-through" style:number-wrapped-paragraphs="no-limit" style:vertical-pos="from-top" style:vertical-rel="paragraph" style:horizontal-pos="from-left" style:horizontal-rel="paragraph"/>
    </style:style>
    <style:style style:name="gr16" style:family="graphic">
      <style:graphic-properties draw:opacity="0%" draw:textarea-horizontal-align="justify" draw:textarea-vertical-align="middle" draw:auto-grow-height="false" fo:min-height="4.6252in" fo:min-width="6.8437in" draw:shadow-opacity="0%" style:run-through="foreground" style:wrap="run-through" style:number-wrapped-paragraphs="no-limit" style:vertical-pos="from-top" style:vertical-rel="paragraph" style:horizontal-pos="from-left" style:horizontal-rel="paragraph"/>
    </style:style>
    <style:style style:name="gr17" style:family="graphic">
      <style:graphic-properties draw:stroke="solid" svg:stroke-color="#000000" draw:fill="none" draw:fill-color="#ffffff" fo:min-height="0.5835in" style:run-through="foreground" style:wrap="run-through" style:number-wrapped-paragraphs="no-limit" style:vertical-pos="from-top" style:vertical-rel="paragraph" style:horizontal-pos="from-left" style:horizontal-rel="paragraph"/>
    </style:style>
    <style:style style:name="gr18" style:family="graphic">
      <style:graphic-properties draw:stroke="solid" svg:stroke-color="#000000" draw:fill="none" draw:fill-color="#ffffff" fo:min-height="0.1953in" style:run-through="foreground" style:wrap="run-through" style:number-wrapped-paragraphs="no-limit" style:vertical-pos="from-top" style:vertical-rel="paragraph" style:horizontal-pos="from-left" style:horizontal-rel="paragraph"/>
    </style:style>
    <style:style style:name="gr19" style:family="graphic">
      <style:graphic-properties draw:fill-color="#669933" draw:textarea-horizontal-align="justify" draw:textarea-vertical-align="middle" draw:auto-grow-height="false" fo:min-height="0.4689in" fo:min-width="6.198in" style:run-through="foreground" style:wrap="run-through" style:number-wrapped-paragraphs="no-limit" style:vertical-pos="from-top" style:vertical-rel="paragraph" style:horizontal-pos="from-left" style:horizontal-rel="paragraph"/>
    </style:style>
    <style:style style:name="gr20" style:family="graphic">
      <style:graphic-properties draw:textarea-horizontal-align="justify" draw:textarea-vertical-align="middle" draw:auto-grow-height="false" fo:min-height="0.1701in" fo:min-width="0.1701in" style:run-through="foreground" style:wrap="run-through" style:number-wrapped-paragraphs="no-limit" style:vertical-pos="from-top" style:vertical-rel="paragraph" style:horizontal-pos="from-left" style:horizontal-rel="paragraph"/>
    </style:style>
    <style:style style:name="gr21" style:family="graphic">
      <style:graphic-properties draw:stroke="solid" svg:stroke-color="#000000" draw:fill="none" draw:fill-color="#ffffff" fo:min-height="2.018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rld Cup Manager – Pitch</text:p>
      <text:p text:style-name="P1"/>
      <text:p text:style-name="P3">Description</text:p>
      <text:p text:style-name="P2"/>
      <text:p text:style-name="P9">I would like to build a game which allows you to play as the manager of a team that has qualified for the world cup. <text:s/>This has been inspired by the original Football Manager game originally on sale in the 1980’s.</text:p>
      <text:p text:style-name="P9"/>
      <text:p text:style-name="P9">The <text:span text:style-name="T1">aim of the game is to pick 11 players based on the the stats provided (Defence and Attack) to defeat the opposition manager, with a view to progressing through the tournament to be declared as world champions.</text:span></text:p>
      <text:p text:style-name="P9"/>
      <text:p text:style-name="P10">The player will be able to choose which country to manage from a pool of 16 nations from all continents. <text:s/>It will be possible to make this a multiplayer game too.</text:p>
      <text:p text:style-name="P11"/>
      <text:p text:style-name="P4">Match Engine</text:p>
      <text:p text:style-name="P4"/>
      <text:p text:style-name="P12">I have built a match engine that simplifies the sport into a pitch of 7 sections. <text:s/>The game starts in the <text:s/>“zone 4” and the home team gets to kick off. <text:s/>The home team will attempt a pass and depending on the strength of the relevant players in that zone, the pass will be successful or intercepted. <text:s/>If successful the ball moves forward one zone and the pass cycle will start again. <text:s/>If unsuccessful, the possession changes hands and the away team will attempt to pass.</text:p>
      <text:p text:style-name="P12"/>
      <text:p text:style-name="P12">Once a team gains control of the ball in the end zone of the pitch they have an oppurtunity to shoot. <text:s/><text:span text:style-name="T2">It goes without saying that scores the most goals will be declared the winner.</text:span></text:p>
      <text:p text:style-name="P12"/>
      <text:p text:style-name="P5">Squad Generation</text:p>
      <text:p text:style-name="P5"/>
      <text:p text:style-name="P13">The squad ability will be randomly generated based on the players positions based on the following rules:</text:p>
      <text:p text:style-name="P13"/>
      <table:table table:name="Table1" table:style-name="Table1">
        <table:table-column table:style-name="Table1.A" table:number-columns-repeated="4"/>
        <table:table-row>
          <table:table-cell table:style-name="Table1.A1" office:value-type="string">
            <text:p text:style-name="P30">Position</text:p>
          </table:table-cell>
          <table:table-cell table:style-name="Table1.A1" office:value-type="string">
            <text:p text:style-name="P30">GK</text:p>
          </table:table-cell>
          <table:table-cell table:style-name="Table1.A1" office:value-type="string">
            <text:p text:style-name="P30">Defence</text:p>
          </table:table-cell>
          <table:table-cell table:style-name="Table1.D1" office:value-type="string">
            <text:p text:style-name="P30">Attack</text:p>
          </table:table-cell>
        </table:table-row>
        <table:table-row>
          <table:table-cell table:style-name="Table1.A2" office:value-type="string">
            <text:p text:style-name="P30">Goalkeeper</text:p>
          </table:table-cell>
          <table:table-cell table:style-name="Table1.A2" office:value-type="string">
            <text:p text:style-name="P30">Random between 5 and 10</text:p>
          </table:table-cell>
          <table:table-cell table:style-name="Table1.A2" office:value-type="string">
            <text:p text:style-name="P30">N/a</text:p>
          </table:table-cell>
          <table:table-cell table:style-name="Table1.D2" office:value-type="string">
            <text:p text:style-name="P30">N/a</text:p>
          </table:table-cell>
        </table:table-row>
        <table:table-row>
          <table:table-cell table:style-name="Table1.A2" office:value-type="string">
            <text:p text:style-name="P30">Defender</text:p>
          </table:table-cell>
          <table:table-cell table:style-name="Table1.A2" office:value-type="string">
            <text:p text:style-name="P30">N/a</text:p>
          </table:table-cell>
          <table:table-cell table:style-name="Table1.A2" office:value-type="string">
            <text:p text:style-name="P30">Random 6-10<text:line-break/></text:p>
          </table:table-cell>
          <table:table-cell table:style-name="Table1.D2" office:value-type="string">
            <text:p text:style-name="P30">5 less than defence</text:p>
          </table:table-cell>
        </table:table-row>
        <table:table-row>
          <table:table-cell table:style-name="Table1.A2" office:value-type="string">
            <text:p text:style-name="P30">Midfielder</text:p>
          </table:table-cell>
          <table:table-cell table:style-name="Table1.A2" office:value-type="string">
            <text:p text:style-name="P30">N/a</text:p>
          </table:table-cell>
          <table:table-cell table:style-name="Table1.A2" office:value-type="string">
            <text:p text:style-name="P30">Random 3-8</text:p>
          </table:table-cell>
          <table:table-cell table:style-name="Table1.D2" office:value-type="string">
            <text:p text:style-name="P30">Random 3-8</text:p>
          </table:table-cell>
        </table:table-row>
        <table:table-row>
          <table:table-cell table:style-name="Table1.A2" office:value-type="string">
            <text:p text:style-name="P30">Attacker</text:p>
          </table:table-cell>
          <table:table-cell table:style-name="Table1.A2" office:value-type="string">
            <text:p text:style-name="P30">N/a</text:p>
          </table:table-cell>
          <table:table-cell table:style-name="Table1.A2" office:value-type="string">
            <text:p text:style-name="P30">5 less than attack</text:p>
          </table:table-cell>
          <table:table-cell table:style-name="Table1.D2" office:value-type="string">
            <text:p text:style-name="P30">Random 6-10</text:p>
          </table:table-cell>
        </table:table-row>
      </table:table>
      <text:p text:style-name="P13"/>
      <text:p text:style-name="P13">These will be weighted so that there are more players with lower abilities.</text:p>
      <text:p text:style-name="P13"/>
      <text:p text:style-name="P5">Inbetween Matches</text:p>
      <text:p text:style-name="P10"/>
      <text:p text:style-name="P14">Before and after matches the player will be able to view fixtures/results and group tables.</text:p>
      <text:p text:style-name="P14"/>
      <text:p text:style-name="P14"/>
      <text:p text:style-name="P29">Game Flow</text:p>
      <text:p text:style-name="P6"><draw:frame text:anchor-type="paragraph" draw:z-index="4" draw:name="Shape5" draw:style-name="gr3" draw:text-style-name="P31" svg:width="1.3961in" svg:height="0.865in" svg:x="2.4819in" svg:y="0.0528in"><draw:text-box><text:p>Generate Squads<text:line-break/>Generate Fixtures<text:line-break/>(Background)</text:p></draw:text-box></draw:frame><draw:frame text:anchor-type="paragraph" draw:z-index="8" draw:name="Shape6" draw:style-name="gr4" draw:text-style-name="P31" svg:width="1.9276in" svg:height="0.9594in" svg:x="5.1799in" svg:y="0.0217in"><draw:text-box><text:p>Match Loop:<text:line-break/>Show Fixtures<text:line-break/>Pick Team<text:line-break/>Play Match<text:line-break/>Show Results</text:p></draw:text-box></draw:frame></text:p>
      <text:p text:style-name="P6"><draw:frame text:anchor-type="paragraph" draw:z-index="0" draw:name="Shape1" draw:style-name="gr1" draw:text-style-name="P31" svg:width="1.224in" svg:height="0.3843in" svg:x="-0.039in" svg:y="0.0146in"><draw:text-box><text:p>Start Game:</text:p><text:p>Team Selection</text:p></draw:text-box></draw:frame><draw:path text:anchor-type="paragraph" draw:z-index="1" draw:name="Shape2" draw:style-name="gr2" draw:text-style-name="P32" svg:width="0.937in" svg:height="0.0098in" svg:x="1.3362in" svg:y="0.2047in" svg:viewBox="0 0 2381 26" svg:d="M0 26c335-1 670 0 1005 0 290 0 582 0 874 0l264-26h238"><text:p/></draw:path><draw:line text:anchor-type="paragraph" draw:z-index="2" draw:name="Shape3" draw:style-name="gr2" draw:text-style-name="P32" svg:x1="2.2736in" svg:y1="0.1425in" svg:x2="2.2736in" svg:y2="0.1843in"><text:p/></draw:line><draw:path text:anchor-type="paragraph" draw:z-index="3" draw:name="Shape4" draw:style-name="gr2" draw:text-style-name="P32" svg:width="0.3535in" svg:height="0.1976in" draw:transform="rotate (-0.463733982254893) translate (2.08922897486694in 0.0944600632004166in)" svg:viewBox="0 0 899 503" svg:d="M0 18c301 56 654-148 899 142l-260 130-237 118-189 95"><text:p/></draw:path><draw:path text:anchor-type="paragraph" draw:z-index="5" draw:name="Shape2" draw:style-name="gr2" draw:text-style-name="P32" svg:width="0.937in" svg:height="0.0098in" svg:x="1.3362in" svg:y="0.2047in" svg:viewBox="0 0 2381 26" svg:d="M0 26c335-1 670 0 1005 0 290 0 582 0 874 0l264-26h238"><text:p/></draw:path><draw:path text:anchor-type="paragraph" draw:z-index="6" draw:name="Shape2" draw:style-name="gr2" draw:text-style-name="P32" svg:width="0.937in" svg:height="0.0098in" svg:x="3.7945in" svg:y="0.1402in" svg:viewBox="0 0 2381 26" svg:d="M0 26c335-1 670 0 1005 0 290 0 582 0 874 0l264-26h238"><text:p/></draw:path><draw:path text:anchor-type="paragraph" draw:z-index="7" draw:name="Shape4" draw:style-name="gr2" draw:text-style-name="P32" svg:width="0.3535in" svg:height="0.1976in" draw:transform="rotate (-0.463733982254893) translate (4.61006230820028in 0.0423767298670833in)" svg:viewBox="0 0 899 503" svg:d="M0 18c301 56 654-148 899 142l-260 130-237 118-189 95"><text:p/></draw:path><draw:line text:anchor-type="paragraph" draw:z-index="9" draw:name="Shape7" draw:style-name="gr2" draw:text-style-name="P32" svg:x1="6.1902in" svg:y1="0.8925in" svg:x2="6.1902in" svg:y2="2.0382in"><text:p/></draw:line><draw:line text:anchor-type="paragraph" draw:z-index="10" draw:name="Shape8" draw:style-name="gr2" draw:text-style-name="P32" svg:x1="6.0028in" svg:y1="1.7984in" svg:x2="6.1902in" svg:y2="2.0382in"><text:p/></draw:line><draw:line text:anchor-type="paragraph" draw:z-index="11" draw:name="Shape9" draw:style-name="gr2" draw:text-style-name="P32" svg:x1="6.4713in" svg:y1="1.7882in" svg:x2="6.1902in" svg:y2="2.0382in"><text:p/></draw:line><draw:frame text:anchor-type="paragraph" draw:z-index="12" draw:name="Shape10" draw:style-name="gr5" draw:text-style-name="P31" svg:width="1.563in" svg:height="0.7189in" svg:x="5.2839in" svg:y="2.2465in"><draw:text-box><text:p>Crash out/Wi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Web Page:</text:p>
      <text:p text:style-name="P7"/>
      <text:p text:style-name="P15">The web page will be divided into the following sections which appear and disappear using DOM manipulation depending on the section of the game:</text:p>
      <text:p text:style-name="P15"/>
      <text:p text:style-name="P15">Start Page:</text:p>
      <text:p text:style-name="P15"/>
      <text:p text:style-name="P15">Landing page enabling you to enter your team name and select the team</text:p>
      <text:p text:style-name="P15"/>
      <text:p text:style-name="P15"><draw:custom-shape text:anchor-type="paragraph" draw:z-index="13" draw:name="Shape11" draw:style-name="gr6" draw:text-style-name="P33" svg:width="6.9276in" svg:height="4.615in" svg:x="-0.0181in" svg:y="0.178in"><text:p/><draw:enhanced-geometry svg:viewBox="0 0 21600 21600" draw:type="rectangle" draw:enhanced-path="M 0 0 L 21600 0 21600 21600 0 21600 0 0 Z N"/></draw:custom-shape><draw:frame text:anchor-type="paragraph" draw:z-index="16" draw:name="Shape13" draw:style-name="gr8" draw:text-style-name="P31" svg:width="1.8752in" svg:height="0.5941in" svg:x="2.3882in" svg:y="0.178in"><draw:text-box><text:p/><text:p>World Cup Manager!!!!</text:p></draw:text-box></draw:frame></text:p>
      <text:p text:style-name="P15"/>
      <text:p text:style-name="P15"/>
      <text:p text:style-name="P15"/>
      <text:p text:style-name="P15"/>
      <text:p text:style-name="P15"><draw:frame text:anchor-type="paragraph" draw:z-index="15" draw:name="Shape12" draw:style-name="gr8" draw:text-style-name="P31" svg:width="2.1567in" svg:height="0.5941in" svg:x="0.7217in" svg:y="0.011in"><draw:text-box><text:p>Name:</text:p></draw:text-box></draw:frame></text:p>
      <text:p text:style-name="P15"/>
      <text:p text:style-name="P15"><draw:frame text:anchor-type="paragraph" draw:z-index="18" draw:name="Shape14" draw:style-name="gr9" draw:text-style-name="P31" svg:width="1.9795in" svg:height="1.2815in" svg:x="3.7736in" svg:y="0.178in"><draw:text-box><text:p>Flag<text:tab/>Country</text:p><text:p>Flag<text:tab/>Country</text:p><text:p>Flag<text:tab/>Country</text:p><text:p>...</text:p></draw:text-box></draw:frame></text:p>
      <text:p text:style-name="P15"><draw:frame text:anchor-type="paragraph" draw:z-index="17" draw:name="Shape14" draw:style-name="gr9" draw:text-style-name="P31" svg:width="1.9795in" svg:height="1.2815in" svg:x="0.7217in" svg:y="0.0299in"><draw:text-box><text:p>Flag<text:tab/>Country</text:p><text:p>Flag<text:tab/>Country</text:p><text:p>Flag<text:tab/>Country</text:p><text:p>...</text:p></draw:text-box></draw:frame></text:p>
      <text:p text:style-name="P15"/>
      <text:p text:style-name="P15"/>
      <text:p text:style-name="P15"/>
      <text:p text:style-name="P15"/>
      <text:p text:style-name="P15"/>
      <text:p text:style-name="P15"/>
      <text:p text:style-name="P15"/>
      <text:p text:style-name="P15"/>
      <text:p text:style-name="P15"><draw:frame text:anchor-type="paragraph" draw:z-index="21" draw:name="Shape15" draw:style-name="gr8" draw:text-style-name="P31" svg:width="2.115in" svg:height="0.5941in" svg:x="3.7319in" svg:y="0.1484in"><draw:text-box><text:p><text:tab/>Continue</text:p><text:p/></draw:text-box></draw:frame><draw:custom-shape text:anchor-type="paragraph" draw:z-index="22" draw:name="Shape16" draw:style-name="gr10" draw:text-style-name="P34" svg:width="1.5213in" svg:height="0.5213in" svg:x="3.9508in" svg:y="0.0547in"><text:p/><draw:enhanced-geometry svg:viewBox="0 0 21600 21600" draw:type="rectangle" draw:enhanced-path="M 0 0 L 21600 0 21600 21600 0 21600 0 0 Z N"/></draw:custom-shape><draw:frame text:anchor-type="paragraph" draw:z-index="23" draw:name="Shape17" draw:style-name="gr11" draw:text-style-name="P31" svg:width="1.3024in" svg:height="0.3335in" svg:x="4.0547in" svg:y="0.1484in"><draw:text-box><text:p>Continue</text:p></draw:text-box></draw:frame></text:p>
      <text:p text:style-name="P15"/>
      <text:p text:style-name="P15"/>
      <text:p text:style-name="P15"/>
      <text:p text:style-name="P15"/>
      <text:p text:style-name="P15"/>
      <text:p text:style-name="P15"/>
      <text:p text:style-name="P15"/>
      <text:p text:style-name="P15"/>
      <text:p text:style-name="P16"><text:soft-page-break/>Fixtures/Results:</text:p>
      <text:p text:style-name="P15"/>
      <text:p text:style-name="P16">Page to show the player upcoming fixtures/recent results and the league table</text:p>
      <text:p text:style-name="P15"/>
      <text:p text:style-name="P15"><draw:custom-shape text:anchor-type="paragraph" draw:z-index="14" draw:name="Shape11" draw:style-name="gr7" draw:text-style-name="P33" svg:width="6.9276in" svg:height="4.615in" svg:x="-0.0181in" svg:y="0.1299in"><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draw:enhanced-geometry svg:viewBox="0 0 21600 21600" draw:type="rectangle" draw:enhanced-path="M 0 0 L 21600 0 21600 21600 0 21600 0 0 Z N"/></draw:custom-shape></text:p>
      <text:p text:style-name="P15"><draw:frame text:anchor-type="paragraph" draw:z-index="19" draw:name="Shape13" draw:style-name="gr8" draw:text-style-name="P31" svg:width="1.8752in" svg:height="0.5941in" svg:x="2.3882in" svg:y="0.0945in"><draw:text-box><text:p/><text:p>World Cup Manager!!!!</text:p></draw:text-box></draw:frame></text:p>
      <text:p text:style-name="P15"/>
      <text:p text:style-name="P15"/>
      <text:p text:style-name="P15"/>
      <text:p text:style-name="P17">Group A</text:p>
      <text:p text:style-name="P17">Team A<text:tab/>1:0<text:tab/>Team B</text:p>
      <text:p text:style-name="P17">Team C<text:tab/>2:0<text:tab/>Team D</text:p>
      <text:p text:style-name="P17"/>
      <text:p text:style-name="P17"/>
      <text:p text:style-name="P17">Team C<text:tab/>1<text:tab/>+2<text:tab/>3</text:p>
      <text:p text:style-name="P17">Team A<text:tab/>1<text:tab/>+1<text:tab/>3</text:p>
      <text:p text:style-name="P17">Team B<text:tab/>1<text:tab/>-1<text:tab/>0</text:p>
      <text:p text:style-name="P17">Team D<text:tab/>1<text:tab/>-2<text:tab/>0</text:p>
      <text:p text:style-name="P17"/>
      <text:p text:style-name="P17">Group B</text:p>
      <text:p text:style-name="P17">Team E<text:tab/>1:1<text:tab/>Team F</text:p>
      <text:p text:style-name="P17">.....</text:p>
      <text:p text:style-name="P15"/>
      <text:p text:style-name="P15"/>
      <text:p text:style-name="P15"><draw:frame text:anchor-type="paragraph" draw:z-index="24" draw:name="Shape18" draw:style-name="gr12" draw:text-style-name="P31" svg:width="2.1567in" svg:height="0.563in" svg:x="4.0339in" svg:y="0.098in"><draw:text-box><text:p>Continue</text:p><text:p/></draw:text-box></draw:frame></text:p>
      <text:p text:style-name="P15"/>
      <text:p text:style-name="P15"/>
      <text:p text:style-name="P15"/>
      <text:p text:style-name="P15"/>
      <text:p text:style-name="P15"/>
      <text:p text:style-name="P16">Pick Team:</text:p>
      <text:p text:style-name="P18">Choose tactics and pick team</text:p>
      <text:p text:style-name="P15"><draw:frame text:anchor-type="paragraph" draw:z-index="25" draw:name="Shape13" draw:style-name="gr8" draw:text-style-name="P31" svg:width="1.8752in" svg:height="0.5941in" svg:x="2.3571in" svg:y="0.1571in"><draw:text-box><text:p/><text:p>World Cup Manager!!!!</text:p></draw:text-box></draw:frame></text:p>
      <text:p text:style-name="P15"/>
      <text:p text:style-name="P15"/>
      <text:p text:style-name="P15"><draw:frame text:anchor-type="paragraph" draw:z-index="26" draw:name="Shape19" draw:style-name="gr13" draw:text-style-name="P31" svg:width="6.0732in" svg:height="0.4795in" svg:x="0.3154in" svg:y="0.1252in"><draw:text-box><text:p/><text:p><text:tab/>4-4-2<text:tab/><text:tab/>5-3-2<text:tab/><text:tab/>4-5-1<text:tab/><text:tab/>3-5-2<text:tab/><text:tab/>4-3-3</text:p></draw:text-box></draw:frame></text:p>
      <text:p text:style-name="P15"/>
      <text:p text:style-name="P15"/>
      <text:p text:style-name="P15"/>
      <text:p text:style-name="P15"><draw:custom-shape text:anchor-type="paragraph" draw:z-index="20" draw:name="Shape11" draw:style-name="gr7" draw:text-style-name="P33" svg:width="6.9276in" svg:height="4.615in" svg:x="-0.0181in" svg:y="0.2299in"><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draw:enhanced-geometry svg:viewBox="0 0 21600 21600" draw:type="rectangle" draw:enhanced-path="M 0 0 L 21600 0 21600 21600 0 21600 0 0 Z N"/></draw:custom-shape><draw:frame text:anchor-type="paragraph" draw:z-index="27" draw:name="Shape20" draw:style-name="gr14" draw:text-style-name="P31" svg:width="2.2606in" svg:height="2.3335in" svg:x="4.0445in" svg:y="0.1709in"><draw:text-box><text:p>Tactic Display Box</text:p></draw:text-box></draw:frame><text:tab/><text:span text:style-name="T3">GK:</text:span></text:p>
      <text:list xml:id="list8499256152163030037" text:style-name="L1">
        <text:list-item>
          <text:p text:style-name="P19">Hart</text:p>
        </text:list-item>
        <text:list-item>
          <text:p text:style-name="P19">Seaman</text:p>
        </text:list-item>
        <text:list-item>
          <text:p text:style-name="P19">Shilton</text:p>
        </text:list-item>
      </text:list>
      <text:p text:style-name="P18"/>
      <text:p text:style-name="P18"><text:tab/>Defenders</text:p>
      <text:list xml:id="list4997098869785309005" text:style-name="L2">
        <text:list-item>
          <text:p text:style-name="P20"><draw:frame text:anchor-type="paragraph" draw:z-index="28" draw:name="Shape18" draw:style-name="gr12" draw:text-style-name="P31" svg:width="2.1567in" svg:height="0.563in" svg:x="3.9717in" svg:y="1.4728in"><draw:text-box><text:p>Continue</text:p><text:p/></draw:text-box></draw:frame>and so on</text:p>
        </text:list-item>
      </text:list>
      <text:p text:style-name="P18"/>
      <text:p text:style-name="P18"/>
      <text:p text:style-name="P18"/>
      <text:p text:style-name="P18"/>
      <text:p text:style-name="P18"/>
      <text:p text:style-name="P18"><draw:custom-shape text:anchor-type="paragraph" draw:z-index="29" draw:name="Shape21" draw:style-name="gr15" draw:text-style-name="P35" svg:width="6.9378in" svg:height="4.7295in" svg:x="-0.039in" svg:y="0.1098in"><text:p/><draw:enhanced-geometry svg:viewBox="0 0 21600 21600" draw:type="rectangle" draw:enhanced-path="M 0 0 L 21600 0 21600 21600 0 21600 0 0 Z N"/></draw:custom-shape></text:p>
      <text:p text:style-name="P18"><text:soft-page-break/>Match Display:</text:p>
      <text:p text:style-name="P21">The page which displays the game in progress</text:p>
      <text:p text:style-name="P18"/>
      <text:p text:style-name="P18"><draw:custom-shape text:anchor-type="paragraph" draw:z-index="30" draw:name="Shape22" draw:style-name="gr16" draw:text-style-name="P35" svg:width="6.8441in" svg:height="4.6252in" svg:x="0.0028in" svg:y="0.0701in"><text:p/><draw:enhanced-geometry svg:viewBox="0 0 21600 21600" draw:type="rectangle" draw:enhanced-path="M 0 0 L 21600 0 21600 21600 0 21600 0 0 Z N"/></draw:custom-shape><draw:frame text:anchor-type="paragraph" draw:z-index="31" draw:name="Shape13" draw:style-name="gr8" draw:text-style-name="P31" svg:width="1.8752in" svg:height="0.5941in" svg:x="2.1693in" svg:y="0.0091in"><draw:text-box><text:p/><text:p>World Cup Manager!!!!</text:p></draw:text-box></draw:frame></text:p>
      <text:p text:style-name="P18"><text:tab/><text:tab/><text:tab/><text:tab/><text:tab/><text:tab/><text:tab/></text:p>
      <text:p text:style-name="P18"><draw:frame text:anchor-type="paragraph" draw:z-index="32" draw:name="Shape23" draw:style-name="gr17" draw:text-style-name="P31" svg:width="2.0835in" svg:height="0.5835in" svg:x="0.3465in" svg:y="0.2346in"><draw:text-box><text:p>Team A</text:p></draw:text-box></draw:frame><draw:frame text:anchor-type="paragraph" draw:z-index="33" draw:name="Shape24" draw:style-name="gr18" draw:text-style-name="P36" svg:width="0.365in" svg:height="0.1953in" svg:x="2.5965in" svg:y="0.2972in"><draw:text-box><text:p><text:span text:style-name="T10">1 : 0</text:span></text:p></draw:text-box></draw:frame><draw:frame text:anchor-type="paragraph" draw:z-index="34" draw:name="Shape23" draw:style-name="gr17" draw:text-style-name="P31" svg:width="2.0835in" svg:height="0.5835in" svg:x="0.3465in" svg:y="0.2346in"><draw:text-box><text:p>Team A</text:p></draw:text-box></draw:frame><draw:frame text:anchor-type="paragraph" draw:z-index="35" draw:name="Shape23" draw:style-name="gr17" draw:text-style-name="P31" svg:width="2.0835in" svg:height="0.5835in" svg:x="3.6484in" svg:y="0.2193in"><draw:text-box><text:p>Team B</text:p></draw:text-box></draw:frame></text:p>
      <text:p text:style-name="P18"/>
      <text:p text:style-name="P18"/>
      <text:p text:style-name="P18"/>
      <text:p text:style-name="P18"><draw:custom-shape text:anchor-type="paragraph" draw:z-index="36" draw:name="Shape25" draw:style-name="gr19" draw:text-style-name="P37" svg:width="6.198in" svg:height="0.4689in" svg:x="0.3047in" svg:y="0.1661in"><text:p/><draw:enhanced-geometry svg:viewBox="0 0 21600 21600" draw:type="rectangle" draw:enhanced-path="M 0 0 L 21600 0 21600 21600 0 21600 0 0 Z N"/></draw:custom-shape></text:p>
      <text:p text:style-name="P18"><draw:custom-shape text:anchor-type="paragraph" draw:z-index="37" draw:name="Shape26" draw:style-name="gr20" draw:text-style-name="P32" svg:width="0.2398in" svg:height="0.2398in" svg:x="2.7528in" svg:y="0.099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
      <text:p text:style-name="P23"/>
      <text:list xml:id="list7319682591201865788" text:style-name="L3">
        <text:list-item>
          <text:p text:style-name="P22"><draw:frame text:anchor-type="paragraph" draw:z-index="38" draw:name="Shape27" draw:style-name="gr21" draw:text-style-name="P31" svg:width="1.6996in" svg:height="2.0185in" svg:x="4.4138in" svg:y="0.1909in"><draw:text-box><text:p>Line Ups</text:p></draw:text-box></draw:frame>1 – Team A Passes</text:p>
        </text:list-item>
        <text:list-item>
          <text:p text:style-name="P22">2 – Team A Passes</text:p>
        </text:list-item>
        <text:list-item>
          <text:p text:style-name="P22">3 – Team B Intercepts</text:p>
        </text:list-item>
        <text:list-item>
          <text:p text:style-name="P22">4 – Team A Intercepts</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8">Expected Functions</text:p>
      <text:p text:style-name="P8"/>
      <text:p text:style-name="P23">Match:</text:p>
      <text:p text:style-name="P23">Each match will be its own object containing the following functions:</text:p>
      <text:p text:style-name="P23">kickOff();</text:p>
      <text:p text:style-name="P23">shoot();</text:p>
      <text:p text:style-name="P23">pass();</text:p>
      <text:p text:style-name="P23">score();</text:p>
      <text:p text:style-name="P23">time();</text:p>
      <text:p text:style-name="P25">feedUpdate(); - function to update the match feed with incidents </text:p>
      <text:p text:style-name="P25">PENALTIES!!!!();</text:p>
      <text:p text:style-name="P23"/>
      <text:p text:style-name="P23">and the following objects:</text:p>
      <text:p text:style-name="P23">teams <text:span text:style-name="T4">(matchday team)</text:span></text:p>
      <text:p text:style-name="P23"/>
      <text:p text:style-name="P23">Squad Generation:</text:p>
      <text:p text:style-name="P24">once a team has been chosen the squads will need to be generated, player objects will already exist which will be randomly assigned ability levels.</text:p>
      <text:p text:style-name="P24">ControlledTeam(); - assign the chosen team a key/value which means that all of it’s games will be played on screen</text:p>
      <text:p text:style-name="P24">goalkeeperAbilityAssign();</text:p>
      <text:p text:style-name="P24">defenderAbilityAssign();</text:p>
      <text:p text:style-name="P24"><text:soft-page-break/>midfielderAbilityAssign();</text:p>
      <text:p text:style-name="P24">attackerAbilityAssign();</text:p>
      <text:p text:style-name="P25">Player and Squad objects will be needed for this stage</text:p>
      <text:p text:style-name="P25"/>
      <text:p text:style-name="P24">Squad pick:</text:p>
      <text:p text:style-name="P24"/>
      <text:p text:style-name="P24">tactics() - function to limit the number of each position to pick based on tactic chosen (ie if 4-4-2 only 4 defenders, 4 midfielders and 2 attackers are allowed to be chosen)</text:p>
      <text:p text:style-name="P25">autoPicker() - not available to the player but a function to automatically pick teams for NPTs</text:p>
      <text:p text:style-name="P25"/>
      <text:p text:style-name="P26">draw(); function to carry out the draw – this will work by assigning teams to a slot in an array at random, this slot will imply the path of that team to the final, like the real thing</text:p>
      <text:p text:style-name="P26">groupTable(); function to <text:span text:style-name="T8">calculate the group table after every match – would it be possible/neccessary/interesting to add another function to tell the player what they need to qualify?</text:span></text:p>
      <text:p text:style-name="P24"/>
      <text:p text:style-name="P25">Additional thoughts:</text:p>
      <text:p text:style-name="P25"/>
      <text:p text:style-name="P25">I expect the game will be easiest to code as a series of events that woul happen wether or not the player is playing, with the first match to the final happening anyway and only the matches switched to “play” being available to interact with. </text:p>
      <text:p text:style-name="P25"/>
      <text:p text:style-name="P25">“Stretch” Goals:</text:p>
      <text:p text:style-name="P25"/>
      <text:p text:style-name="P25">Injuries </text:p>
      <text:p text:style-name="P25">Sending offs – both would require players leaving the match and being unavailable for selection for x games afterwards</text:p>
      <text:p text:style-name="P25">text commentary - <text:span text:style-name="T5">include players name it (probably at random, not keen on keeping track of the player in control of the ball)</text:span></text:p>
      <text:p text:style-name="P25">- <text:span text:style-name="T5">more things to say</text:span></text:p>
      <text:p text:style-name="P26">more teams – I could do a full 32 team world cup but that would require a lot of data entry for only one more game – see also qualification</text:p>
      <text:p text:style-name="P26">Weighting squad abilities – increase the chances of certain countries such as Brazil, Spain and <text:s/>Ireland getting better quality players – added realism</text:p>
      <text:p text:style-name="P26">Seeding in group draw</text:p>
      <text:p text:style-name="P26">3<text:span text:style-name="T6">rd</text:span> place play off</text:p>
      <text:p text:style-name="P27">player tiredness? <text:s/>- quite easy to implement in the game possibly (ability is reduced by factor depending on the tiredness), but would also require the tiredness levels to decrease during the match, players to recover at different rates. <text:s/>Witht the simplified match algorithm being used to determine succesful passes I doubt this will make any difference</text:p>
      <text:p text:style-name="P27">Substitutions/tactic changes – would need to interupt game and change the setup. Could be allowed at half time only? Would need to add a restart game button – should I stop the game at half time anyway? </text:p>
      <text:p text:style-name="P27">line ups on the match page – this should be there</text:p>
      <text:p text:style-name="P28">local rivalries? <text:s/>- fun thing to code but very little impact on game, could increase chance of injuries?! </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HK"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9T12:55:46.148354217</meta:creation-date>
    <dc:date>2016-09-09T17:05:08.941240343</dc:date>
    <meta:editing-duration>PT23M57S</meta:editing-duration>
    <meta:editing-cycles>4</meta:editing-cycles>
    <meta:generator>LibreOffice/5.1.4.2$Linux_x86 LibreOffice_project/10m0$Build-2</meta:generator>
    <meta:document-statistic meta:table-count="1" meta:image-count="0" meta:object-count="0" meta:page-count="5" meta:paragraph-count="105" meta:word-count="950" meta:character-count="5386" meta:non-whitespace-character-count="4506"/>
  </office:meta>
</office:document-meta>
</file>